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Corps_20_de_20_texte.Paragraph" style:list-style-name="L22">
      <style:paragraph-properties fo:margin-left="1.251cm" fo:margin-right="0cm" fo:text-indent="0cm" style:auto-text-indent="false"/>
    </style:style>
    <style:style style:name="P83" style:family="paragraph" style:parent-style-name="Heading_20_3" style:master-page-name="">
      <style:paragraph-properties style:page-number="auto" fo:break-before="page"/>
    </style:style>
    <style:style style:name="P84" style:family="paragraph" style:parent-style-name="Heading_20_2" style:master-page-name="">
      <style:paragraph-properties style:page-number="auto"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4.0.oxt&#13;Update file created : poemenia.update.xml&#13;&#13;23.10.2021 20:55: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oemenia-A-0.1.10.oxt&#13;Update file created : poemenia-A.update.xml&#13;&#13;28.04.2021 01:51: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oemenia-L-0.1.10.oxt&#13;Update file created : poemenia-L.update.xml&#13;&#13;28.04.2021 01:51: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560265303005445483"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336518378721470261" text:style-name="L2">
        <text:list-item>
          <text:p text:style-name="P44">Version 2.1.2 :</text:p>
        </text:list-item>
      </text:list>
      <text:list xml:id="list108946650209415395" text:style-name="L3">
        <text:list-item>
          <text:list>
            <text:list-item>
              <text:p text:style-name="P45">Localized help : resolved non-functional hyperlink due to API incompatibility introduced by Apache OpenOffice 4.1 (and LibreOffice 4.0).</text:p>
            </text:list-item>
          </text:list>
        </text:list-item>
      </text:list>
      <text:list xml:id="list40786844" text:continue-list="list3336518378721470261" text:style-name="L2">
        <text:list-item>
          <text:p text:style-name="P44">Version 2.1.1 :</text:p>
        </text:list-item>
      </text:list>
      <text:list xml:id="list735898833016878924"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0783348" text:continue-list="list40786844" text:style-name="L2">
        <text:list-item>
          <text:p text:style-name="P44">Version 2.1.0 :</text:p>
        </text:list-item>
      </text:list>
      <text:list xml:id="list8654712026251351411"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0774958" text:continue-list="list40783348" text:style-name="L2">
        <text:list-item>
          <text:p text:style-name="P44">Version 2.0.0 :</text:p>
        </text:list-item>
      </text:list>
      <text:list xml:id="list369172594292748125"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0785902" text:continue-list="list40774958" text:style-name="L2">
        <text:list-item>
          <text:p text:style-name="P44">Version 1.5.3 :</text:p>
        </text:list-item>
      </text:list>
      <text:list xml:id="list777766683574557986"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444342506884506037"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12514853310499408"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51062623473311096"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626929743012102678"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544550622263313766"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000790829904418755"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87064487849403020"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62166381686037550"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039104380693164240"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687011945394806220" text:style-name="L17">
        <text:list-item>
          <text:p text:style-name="P59">Arg1 : <text:span text:style-name="InstructionMacro">String</text:span> : mandatory, type of control used for the button</text:p>
        </text:list-item>
      </text:list>
      <text:list xml:id="list3478550442061306618"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419345269621353775"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068065268339634208"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791487395488610533"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784010784731862722"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79726829214401350"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223625961582083229"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804780725964414305"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408994134186540761"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489312461687861249"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87308433797672096"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385411701856076174"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342947217487169739"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92533395207185889"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690848308649803828"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990381810902917312"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20660019041138962"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252022176761977641"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57697861034947048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09581606833057522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97625082725796236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762619"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26730217718636965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76686655847962576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30231992876569815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7</dc:date>
     <text:p>internal</text:p>
     <text:p>Page2</text:p>
     <text:p/>
    </office:annotation>Paragraph styles</text:p>
      <text:p text:style-name="P28"><office:annotation>
     <dc:creator>BM</dc:creator>
     <dc:date>2008-03-13T00:00:00.77</dc:date>
     <text:p>internal</text:p>
     <text:p>Page7</text:p>
     <text:p/>
    </office:annotation>Hyperlinks</text:p>
      <text:p text:style-name="hlp_5f_paragraph"><text:span text:style-name="T14"><office:annotation>
      <dc:creator>BM</dc:creator>
      <dc:date>2008-03-13T00:00:00.77</dc:date>
      <text:p>internal</text:p>
      <text:p>Page3</text:p>
      <text:p/>
     </office:annotation></text:span><text:span text:style-name="T14">Text formatting</text:span></text:p>
      <text:p text:style-name="P28"><office:annotation>
     <dc:creator>BM</dc:creator>
     <dc:date>2008-03-26T00:00:00.7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7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8</dc:date>
     <text:p>external</text:p>
     <text:p>text/swriter/main0210.xhp</text:p>
     <text:p/>
    </office:annotation><text:span text:style-name="T14">Preview topic</text:span> </text:p>
      <text:p text:style-name="hlp_5f_paragraph">This hyperlink displays <text:s/><office:annotation>
     <dc:creator>BM</dc:creator>
     <dc:date>2008-03-15T00:00:00.7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788842" text:continue-list="list3576978610349470488"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0772224" text:continue-list="list407626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9</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79</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79</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0794222" text:continue-list="list40788842"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4.0")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en")
	    setTitle("poemenia", "de")
      endTitles

      beginMenuItems

		beginCommand
            beginTitles()
              setTitle("Set Pepito Cleaner language to de-DE", "en")
              setTitle("Sprache für Pepito Cleaner zu de-DE setzen", "de")
            endTitles
            setURL("Basic", "poemenia", "de_DE", "localize_pepito")

		endCommand

        addSeparator

   		beginCommand
            beginTitles()
              setTitle("Reset Pepito Cleaner language", "en")
              setTitle("Spracheinstellungen für Pepito Cleaner zurücksetzen", "de")
            endTitles
            setURL("Basic", "poemenia", "common", "reset_pepito")

		endCommand
		
        addSeparator

   		beginCommand
            beginTitles()
              setTitle("Start Pepito Cleaner", "en")
              setTitle("Pepito Cleaner ausführen", "de")
            endTitles
            setURL("Basic", "PepitoCleaner", "ModMain", "Main")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